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7.2701in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0736in" style:type="right"/>
        </style:tab-stops>
      </style:paragraph-properties>
    </style:style>
    <style:style style:name="T1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/>
      <text:p text:style-name="P3"/>
      <text:p text:style-name="P3"/>
      <text:p text:style-name="FrontpageHeader">Official Roadmap</text:p>
      <text:p text:style-name="FrontpageHeader"/>
      <text:p text:style-name="FrontpageHeader">Imperialism remake</text:p>
      <text:p text:style-name="FrontpageHeader"/>
      <text:p text:style-name="FrontpageSubHeader">Free, open source remake of the classic strategy game Imperialism</text:p>
      <text:p text:style-name="FrontpageSubHeader"/>
      <text:p text:style-name="FrontpageSubHeader"><text:a xlink:type="simple" xlink:href="http://remake.twelvepm.de/"><text:span text:style-name="T1">Website</text:span></text:a></text:p>
      <text:p text:style-name="FrontpageSubHeader"><text:a xlink:type="simple" xlink:href="http://code.google.com/p/imperialism-remake/downloads/list"><text:span text:style-name="T1">Download</text:span></text:a><text:a xlink:type="simple" xlink:href="http://code.google.com/p/imperialism-remake/downloads/list"><text:span text:style-name="T1">s</text:span></text:a></text:p>
      <text:p text:style-name="FrontpageSubHeader"><text:a xlink:type="simple" xlink:href="http://remake.twelvepm.de/forum/"><text:span text:style-name="T1">Forum</text:span></text:a></text:p>
      <text:p text:style-name="FrontpageHeader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st updated: <text:modification-date style:data-style-name="N81">7. May 2012</text:modification-date> (revision <text:editing-cycles>2</text:editing-cycles>)</text:p>
      <text:p text:style-name="Text_20_body"><text:span text:style-name="T1">Author: </text:span><text:a xlink:type="simple" xlink:href="mailto:trilarion@twelvepm.de?subject=Imperialism%20remake"><text:span text:style-name="T1">Trilarion</text:span></text:a></text:p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6">Content</text:p>
          </text:index-title>
          <text:p text:style-name="P7"><text:a xlink:type="simple" xlink:href="#__RefHeading__2501_1251791259" text:style-name="Internet_20_link" text:visited-style-name="Internet_20_link">1 RoadMap</text:a><text:tab/>3</text:p>
          <text:p text:style-name="P8">1.1 Design phase<text:tab/>3</text:p>
          <text:p text:style-name="P8">1.2 Map and Battle only Sub-Game<text:tab/>3</text:p>
        </text:index-body>
      </text:table-of-content>
      <text:p text:style-name="Text_20_body"/>
      <text:h text:style-name="Heading_20_1" text:outline-level="1"><text:bookmark text:name="__RefHeading__2501_1251791259"/>RoadMap<text:bookmark-end text:name="__RefHeading__2501_1251791259"/></text:h>
      <text:p text:style-name="Text_20_body"/>
      <text:p text:style-name="Text_20_body">Currently (<text:date style:data-style-name="N81" text:date-value="2012-05-07T10:04:01.95">7. May 2012</text:date>) - Design phase </text:p>
      <text:p text:style-name="Text_20_body"/>
      <text:h text:style-name="Heading_20_2" text:outline-level="2">Design phase</text:h>
      <text:p text:style-name="Text_20_body"/>
      <text:p text:style-name="Text_20_body">2011 November – 2012</text:p>
      <text:list xml:id="list30155226" text:style-name="L1">
        <text:list-item>
          <text:p text:style-name="P4">Gathering information about original Imperialism game</text:p>
        </text:list-item>
        <text:list-item>
          <text:p text:style-name="P4">Brainstorming and detailed formulation of new game mechanics</text:p>
        </text:list-item>
        <text:list-item>
          <text:p text:style-name="P4">Creation of this document as comprehensive as possible (further improvements will be ongoing task)</text:p>
        </text:list-item>
        <text:list-item>
          <text:p text:style-name="P4">Setup of website consisting of repository and download section (<text:a xlink:type="simple" xlink:href="http://code.google.com/p/imperialism-remake/">googlecode</text:a>), frontpage (a <text:a xlink:type="simple" xlink:href="http://imperialism-remake.twelvepm.de/">blog</text:a>) and community place (<text:a xlink:type="simple" xlink:href="http://imperialism-remake.twelvepm.de/forum/">forum</text:a>) </text:p>
          <text:p text:style-name="P4"/>
        </text:list-item>
      </text:list>
      <text:p text:style-name="Standard"/>
      <text:h text:style-name="Heading_20_2" text:outline-level="2">Map and Battle only Sub-Game</text:h>
      <text:list xml:id="list30159691" text:style-name="L2">
        <text:list-item>
          <text:p text:style-name="P5">This is a standalone game which will be finished before the real game. It features a subset of the complete features.</text:p>
        </text:list-item>
        <text:list-item>
          <text:p text:style-name="P5">This MB-Sub-Game features the map, military, battles, declaring war/peace, support of army (each province giving some income) and AI of these featu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 fo:padding="0in" fo:border="none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fo:padding="0in" fo:border="none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Signature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fo:font-style="italic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körper_20_Bold" style:display-name="Textkörper Bold" style:family="paragraph" style:parent-style-name="Text_20_body" style:auto-update="true" style:class="text">
      <style:text-properties fo:font-size="12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FrontpageHeader" style:family="paragraph" style:parent-style-name="FrontpageSubHeader" style:auto-update="true">
      <style:paragraph-properties fo:text-align="center" style:justify-single-word="false"/>
      <style:text-properties fo:font-size="16pt" fo:font-weight="bold"/>
    </style:style>
    <style:style style:name="FrontpageSubHeader" style:family="paragraph" style:parent-style-name="Standard" style:auto-update="true" style:master-page-name="">
      <style:paragraph-properties fo:text-align="center" style:justify-single-word="false" style:page-number="auto"/>
      <style:text-properties fo:font-size="12pt"/>
    </style:style>
    <style:style style:name="Internet_20_link" style:display-name="Internet link" style:family="text">
      <style:text-properties fo:color="#0000ff" style:text-underline-style="none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xample" style:family="text">
      <style:text-properties style:font-name="Courier New" style:font-name-asian="MS PGothic" style:font-name-complex="Courier New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Line_20_numbering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/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03:28.92</meta:creation-date>
    <meta:editing-duration>PT46S</meta:editing-duration>
    <meta:editing-cycles>2</meta:editing-cycles>
    <meta:generator>LibreOffice/3.4$Win32 LibreOffice_project/340m1$Build-602</meta:generator>
    <dc:title>Manual for JLokalize 1.1</dc:title>
    <meta:document-statistic meta:table-count="0" meta:image-count="0" meta:object-count="0" meta:page-count="3" meta:paragraph-count="25" meta:word-count="157" meta:character-count="976" meta:non-whitespace-character-count="849"/>
    <dc:date>2012-05-07T10:04:01.89</dc:date>
    <meta:user-defined meta:name="Info 1"/>
    <meta:user-defined meta:name="Info 2"/>
    <meta:user-defined meta:name="Info 3"/>
    <meta:user-defined meta:name="Info 4"/>
  </office:meta>
</office:document-meta>
</file>